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e37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Plot a histogram for the column ‘wt’.</text:p>
      <text:p text:style-name="P1">a. Map the ‘wt’ onto the x-axis. </text:p>
      <text:p text:style-name="P1">b. Provide the x-axis label as ‘weight of the cars’.</text:p>
      <text:p text:style-name="P1">c. Provide the y-axis label as ‘Count’</text:p>
      <text:p text:style-name="P1">d. Set the number of bins as 30.</text:p>
      <text:p text:style-name="P1"><text:s/>e. Set the title as ‘Histogram for the weight values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8T11:25:42.768000000</dc:date>
    <meta:editing-duration>PT21S</meta:editing-duration>
    <meta:editing-cycles>1</meta:editing-cycles>
    <meta:document-statistic meta:table-count="0" meta:image-count="0" meta:object-count="0" meta:page-count="1" meta:paragraph-count="6" meta:word-count="50" meta:character-count="249" meta:non-whitespace-character-count="202"/>
    <meta:generator>LibreOffice/7.3.2.2$Windows_X86_64 LibreOffice_project/49f2b1bff42cfccbd8f788c8dc32c1c309559be0</meta:generator>
  </office:meta>
</office:document-meta>
</file>